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paragraph-rsid="00144f12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bold"/>
    </style:style>
    <style:style style:name="P4" style:family="paragraph" style:parent-style-name="Standard">
      <style:paragraph-properties fo:margin-left="0in" fo:margin-right="0in" fo:widows="1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officeooo:rsid="00144f12"/>
    </style:style>
    <style:style style:name="T3" style:family="text">
      <style:text-properties fo:font-variant="normal" fo:text-transform="none" fo:color="#222222" style:font-name="arial" fo:font-size="9pt" fo:letter-spacing="normal" fo:font-style="normal" fo:font-weight="bold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et before official meeting:</text:span> meet before everyone in the administration group should meet before the official meeting at maybe 12 or 12:30 to check in and discuss any last minute details</text:p>
      <text:p text:style-name="P1"/>
      <text:p text:style-name="P3">roles: </text:p>
      <text:p text:style-name="P1"/>
      <text:p text:style-name="P1">I want to make Emanuel in charge of the majority of hands-on tutorials. I also want him to manage the google groups, but I want some other people to come in and help with the google group</text:p>
      <text:p text:style-name="P1"/>
      <text:p text:style-name="P1">I think Professor Seuss should be in charge of getting people to come and give talks.</text:p>
      <text:p text:style-name="P1"/>
      <text:p text:style-name="P1">maybe someone can make a questionnaire so that we can get feedback</text:p>
      <text:p text:style-name="P1"/>
      <text:p text:style-name="P1">what other roles can people do?</text:p>
      <text:p text:style-name="P1"/>
      <text:p text:style-name="P1"><text:span text:style-name="T1">Google Group:</text:span> No idea, let's hear some ideas. Oh. I guess I do have one: we can have weekly articles</text:p>
      <text:p text:style-name="P1"/>
      <text:p text:style-name="P1"><text:span text:style-name="T1">Hands-on tutorial: </text:span>We should break into groups to do the hands-on tutorial, this way each group can make sure that everyone is following along. We should review what we did in the last meeting. We should take a break every 10 minutes and ask the students to solve some problem: this gives them a chance to practice and gives a chance for the slower students to catch up.</text:p>
      <text:p text:style-name="P1"/>
      <text:p text:style-name="P2"><text:span text:style-name="T1">Pace of the tutorial: </text:span>To make sure that everybody is comfortable with the pace of the tutorial as there are few who haven't have any experience with programming. I have some ideas in mind and will share in our next meeting.</text:p>
      <text:p text:style-name="P1"/>
      <text:p text:style-name="P1"><text:span text:style-name="T1">Homework/practice: </text:span>I think we should have recommended homework: try to change the code that you worked on during the tutorial, or use R for class</text:p>
      <text:p text:style-name="P1"/>
      <text:p text:style-name="P2"><text:span text:style-name="T1">feedback:</text:span> It'd be nice to be able to get some feedback on how we are doing: we could make a questionnaire or invite people to email me or someone. David already mentioned it and I think it is a really good idea. I can make a questionnaire for it but would like to have everybody's idea on the kind of questions we need to have on the questionnaire. I have few questions in mind, will share in the meeting.</text:p>
      <text:p text:style-name="P1"/>
      <text:p text:style-name="P1"><text:span text:style-name="T1">remind professors: </text:span>I have this on a list of notes I made after the official meeting, but I have no idea what it means</text:p>
      <text:p text:style-name="P1"/>
      <text:p text:style-name="P1"><text:span text:style-name="T1">slides &amp; afterthoughts:</text:span> we should be more prepared getting the slides and summary, so that they can go out on Friday (although sending them out after the weekend isn't so bad either)</text:p>
      <text:p text:style-name="P1"/>
      <text:p text:style-name="P1"><text:span text:style-name="T1">intermediate R: </text:span>indexing and slicing, advanced graphics, installing and loading packages, creating new features, deplyr</text:p>
      <text:p text:style-name="P1"/>
      <text:p text:style-name="P1"><text:span text:style-name="T1">Decision trees:</text:span> I think let's hold off for a week on this, and just do really basic decisions based on sex and age and maybe class. But let's see what TDS has made.</text:p>
      <text:p text:style-name="P1"/>
      <text:p text:style-name="P1"><text:span text:style-name="T1">next next speaker</text:span>: Hopefully Seuss can start helping here. Hopefully we can get the president of R-ladies to come, otherwise Wu from the Data Analytics department can probably come.</text:p>
      <text:p text:style-name="P1"/>
      <text:p text:style-name="P1"><text:span text:style-name="T1">fil</text:span><text:span text:style-name="T2">mi</text:span><text:span text:style-name="T1">ng/archiving:</text:span> I don't really have an opinion on this, but other people have suggested we film the meetings</text:p>
      <text:p text:style-name="P1"/>
      <text:p text:style-name="P1"><text:span text:style-name="T1">content creators</text:span>: what content do people want, what content can people provide?</text:p>
      <text:p text:style-name="P1"/>
      <text:p text:style-name="P1"><text:span text:style-name="T1">SSH:</text:span> It'd be nice to get that SSH thing working, especially by the winter quarter</text:p>
      <text:p text:style-name="P1"/>
      <text:p text:style-name="P1"><text:span text:style-name="T1">Money:</text:span> It'd be nice to have petty cash. We need coffee for the off-friday meeting</text:p>
      <text:p text:style-name="P1"/>
      <text:p text:style-name="P1"><text:span text:style-name="T1">Conference</text:span>: The Machine Learning conference is coming up. Let's get that figured out</text:p>
      <text:p text:style-name="P1"/>
      <text:p text:style-name="P1"><text:span text:style-name="T1">Official Club:</text:span> Benefits of turning into an official club?</text:p>
      <text:p text:style-name="P1"/>
      <text:p text:style-name="P1"><text:span text:style-name="T1">HortonWorks</text:span>: Cheryl Burn's friend is possibly willing to come give a talk</text:p>
      <text:p text:style-name="P1"/>
      <text:p text:style-name="P1"><text:span text:style-name="T1">Advertisements</text:span>: I am going to stop advertising for a while. I want to see how low the number of attendees go. If we drop below 20, I'll definitely advertise again, otherwise, I'll wait until winter quarter to advertise. </text:p>
      <text:p text:style-name="Standard"><text:lin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09:23:24.531249495</meta:creation-date>
    <dc:date>2015-10-23T09:25:48.721959514</dc:date>
    <meta:editing-duration>P0D</meta:editing-duration>
    <meta:editing-cycles>1</meta:editing-cycles>
    <meta:document-statistic meta:table-count="0" meta:image-count="0" meta:object-count="0" meta:page-count="1" meta:paragraph-count="25" meta:word-count="601" meta:character-count="3356" meta:non-whitespace-character-count="2776"/>
    <meta:generator>LibreOffice/4.2.7.2$Linux_x86 LibreOffice_project/420m0$Build-2</meta:generator>
  </office:meta>
</office:document-meta>
</file>